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14923f" officeooo:paragraph-rsid="0014923f" style:font-size-asian="15.75pt" style:font-size-complex="18pt"/>
    </style:style>
    <style:style style:name="P3" style:family="paragraph" style:parent-style-name="Standard">
      <style:text-properties fo:font-size="18pt" officeooo:rsid="001fb1e4" officeooo:paragraph-rsid="001fb1e4" style:font-size-asian="15.75pt" style:font-size-complex="18pt"/>
    </style:style>
    <style:style style:name="P4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c9211e" fo:font-size="18pt" fo:font-weight="bold" officeooo:rsid="0012b8c5" officeooo:paragraph-rsid="0012b8c5" style:font-size-asian="15.75pt" style:font-weight-asian="bold" style:font-size-complex="18pt" style:font-weight-complex="bold"/>
    </style:style>
    <style:style style:name="P8" style:family="paragraph" style:parent-style-name="Standard">
      <style:paragraph-properties style:line-height-at-least="0.635cm"/>
      <style:text-properties fo:color="#cccccc" style:font-name="Droid Sans Mono" fo:font-size="13.5pt" fo:font-weight="normal" fo:background-color="#1f1f1f"/>
    </style:style>
    <style:style style:name="P9" style:family="paragraph" style:parent-style-name="Standard">
      <style:paragraph-properties fo:margin-top="0cm" fo:margin-bottom="0.499cm" loext:contextual-spacing="false" style:line-height-at-least="0.635cm"/>
      <style:text-properties fo:color="#cccccc" style:font-name="Droid Sans Mono" fo:font-size="13.5pt" fo:font-weight="normal" fo:background-color="#1f1f1f"/>
    </style:style>
    <style:style style:name="P10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padding="0cm" fo:border="none"/>
      <style:text-properties fo:font-size="18pt" fo:font-weight="bold" style:font-size-asian="18pt" style:font-weight-asian="bold" style:font-size-complex="18pt" style:font-weight-complex="bold"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164985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bold" style:font-size-asian="15.75pt" style:font-weight-asian="bold" style:font-size-complex="18pt" style:font-weight-complex="bold" loext:padding="0cm" loext:border="none"/>
    </style:style>
    <style:style style:name="T6" style:family="text">
      <style:text-properties fo:font-variant="normal" fo:text-transform="none" style:font-name="Inter" fo:font-size="12pt" fo:letter-spacing="normal" fo:font-style="normal"/>
    </style:style>
    <style:style style:name="T7" style:family="text">
      <style:text-properties fo:font-variant="normal" fo:text-transform="none" style:font-name="Inter" fo:font-size="12pt" fo:letter-spacing="normal" fo:font-style="normal" fo:font-weight="normal"/>
    </style:style>
    <style:style style:name="T8" style:family="text">
      <style:text-properties fo:font-variant="normal" fo:text-transform="none" style:font-name="Inter" fo:font-size="12pt" fo:letter-spacing="normal" fo:font-style="normal" fo:font-weight="normal" style:font-size-asian="15.75pt" style:font-weight-asian="bold" style:font-weight-complex="bold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letter-spacing="normal" loext:padding="0cm" loext:border="none"/>
    </style:style>
    <style:style style:name="T11" style:family="text">
      <style:text-properties fo:font-variant="normal" fo:text-transform="none" fo:letter-spacing="normal" officeooo:rsid="001d7f02" loext:padding="0cm" loext:border="none"/>
    </style:style>
    <style:style style:name="T12" style:family="text">
      <style:text-properties fo:color="#4ec9b0"/>
    </style:style>
    <style:style style:name="T13" style:family="text">
      <style:text-properties fo:color="#4fc1ff"/>
    </style:style>
    <style:style style:name="T14" style:family="text">
      <style:text-properties fo:color="#9cdcfe"/>
    </style:style>
    <style:style style:name="T15" style:family="text">
      <style:text-properties fo:color="#d4d4d4"/>
    </style:style>
    <style:style style:name="T16" style:family="text">
      <style:text-properties fo:color="#ce9178"/>
    </style:style>
    <style:style style:name="T17" style:family="text">
      <style:text-properties fo:color="#b5ce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ultiple providers</text:p>
      <text:p text:style-name="P5">Can we use multiple providers in the same configuration directory?</text:p>
      <text:p text:style-name="P2">Yes</text:p>
      <text:p text:style-name="P1"/>
      <text:p text:style-name="Text_20_body"><text:span text:style-name="T4">We have a new configuration directory located at the path </text:span><text:span text:style-name="Source_20_Text"><text:span text:style-name="T4">/root/terraform-projects/multi-provider</text:span></text:span><text:span text:style-name="T4">. Inspect this directory and find out the number of providers initialized.</text:span></text:p>
      <text:p text:style-name="Text_20_body"><text:span text:style-name="T4">Don't run the </text:span><text:span text:style-name="Source_20_Text"><text:span text:style-name="T4">terraform init </text:span></text:span><text:span text:style-name="T4">command yet!</text:span></text:p>
      <text:p text:style-name="Standard"><text:span text:style-name="T3">0 [</text:span><text:span text:style-name="T2">Go to the </text:span><text:span text:style-name="Source_20_Text"><text:span text:style-name="T2">.terraform/providers </text:span></text:span><text:span text:style-name="T2">directory and count the number of provider plugins installed. If the directory does not exist, there are no plugins downloaded yet.</text:span><text:span text:style-name="T3">]</text:span></text:p>
      <text:p text:style-name="P1"/>
      <text:p text:style-name="P1"/>
      <text:p text:style-name="Text_20_body"><text:span text:style-name="T5">Now, Navigate to the directory </text:span><text:span text:style-name="Source_20_Text"><text:span text:style-name="T5">/root/terraform-projects/MPL</text:span></text:span><text:span text:style-name="T5">. Create a new configuration file called </text:span><text:span text:style-name="Source_20_Text"><text:span text:style-name="T5">pet-name.tf</text:span></text:span><text:span text:style-name="T5">.<text:line-break/>This file should make use of the </text:span><text:span text:style-name="Source_20_Text"><text:span text:style-name="T5">local_file </text:span></text:span><text:span text:style-name="T5">and </text:span><text:span text:style-name="Source_20_Text"><text:span text:style-name="T5">random_pet </text:span></text:span><text:span text:style-name="T5">resource type with the below requirements:<text:line-break/><text:line-break/></text:span><text:span text:style-name="Source_20_Text"><text:span text:style-name="T5">local_file </text:span></text:span><text:span text:style-name="T5">resource details:<text:line-break/><text:line-break/>Resource name = </text:span><text:span text:style-name="Source_20_Text"><text:span text:style-name="T5">"my-pet"</text:span></text:span><text:span text:style-name="T5"><text:line-break/><text:line-break/>File name = </text:span><text:span text:style-name="Source_20_Text"><text:span text:style-name="T5">"/root/pet-name"</text:span></text:span><text:span text:style-name="T5"><text:line-break/><text:line-break/>Content = </text:span><text:span text:style-name="Source_20_Text"><text:span text:style-name="T5">"My pet is called finnegan!!"</text:span></text:span><text:span text:style-name="T5"><text:line-break/><text:line-break/><text:line-break/></text:span><text:soft-page-break/><text:span text:style-name="Source_20_Text"><text:span text:style-name="T5">random_pet </text:span></text:span><text:span text:style-name="T5">resource details:<text:line-break/><text:line-break/>Resource name = </text:span><text:span text:style-name="Source_20_Text"><text:span text:style-name="T5">"other-pet"</text:span></text:span><text:span text:style-name="T5"><text:line-break/><text:line-break/>Length =</text:span><text:span text:style-name="Source_20_Text"><text:span text:style-name="T5">"1"</text:span></text:span><text:span text:style-name="T5"><text:line-break/><text:line-break/>Prefix = </text:span><text:span text:style-name="Source_20_Text"><text:span text:style-name="T5">"Mr"</text:span></text:span><text:span text:style-name="T5"><text:line-break/><text:line-break/>Separator = </text:span><text:span text:style-name="Source_20_Text"><text:span text:style-name="T5">"."</text:span></text:span></text:p>
      <text:p text:style-name="P11">Once the configuration file has been created, use the terraform workflow to create this resource.</text:p>
      <text:p text:style-name="P4"/>
      <text:p text:style-name="P6">resource "local_file" "my-pet" {</text:p>
      <text:p text:style-name="P6">filename = "/root/pet-name"</text:p>
      <text:p text:style-name="P6">content = "My pet is called finnegan!!"</text:p>
      <text:p text:style-name="P6"/>
      <text:p text:style-name="P6">}</text:p>
      <text:p text:style-name="P6">resource "random_pet" "other-pet" {</text:p>
      <text:p text:style-name="P6">length = 1</text:p>
      <text:p text:style-name="P6">prefix = "Mr"</text:p>
      <text:p text:style-name="P6">separator = "."</text:p>
      <text:p text:style-name="P6"/>
      <text:p text:style-name="P6">}</text:p>
      <text:p text:style-name="P1"/>
      <text:p text:style-name="Text_20_body"><text:span text:style-name="T4">Now change into the directory </text:span><text:span text:style-name="Source_20_Text"><text:span text:style-name="T4">/root/terraform-projects/provider </text:span></text:span><text:span text:style-name="T4">and inspect the file </text:span><text:span text:style-name="Source_20_Text"><text:span text:style-name="T4">cloud-provider.tf</text:span></text:span><text:span text:style-name="T4">.<text:line-break/>What is the </text:span><text:span text:style-name="Source_20_Text"><text:span text:style-name="T4">instance_type </text:span></text:span><text:span text:style-name="T4">configured with the resource type called </text:span><text:span text:style-name="Source_20_Text"><text:span text:style-name="T4">aws_instance</text:span></text:span><text:span text:style-name="T4">?</text:span></text:p>
      <text:p text:style-name="P10"><text:soft-page-break/>Don't worry if you are not familiar with the aws providers. We will cover it later on.</text:p>
      <text:p text:style-name="P4"/>
      <text:p text:style-name="P6">resource "aws_instance" "ec2_instance" {</text:p>
      <text:p text:style-name="P6">ami = "ami-0eda277a0b884c5ab" </text:p>
      <text:p text:style-name="P6">instance_type = "t2.large"</text:p>
      <text:p text:style-name="P6">}</text:p>
      <text:p text:style-name="P6"/>
      <text:p text:style-name="P6">resource "aws_ebs_volume" "ec2_volume" {</text:p>
      <text:p text:style-name="P6">availability_zone = "eu-west-1"</text:p>
      <text:p text:style-name="P6">size = 10</text:p>
      <text:p text:style-name="P6">}</text:p>
      <text:p text:style-name="P9"/>
      <text:p text:style-name="P6">t2.large</text:p>
      <text:p text:style-name="P4"/>
      <text:p text:style-name="Standard"><text:span text:style-name="T4">What is the name of the resource configured with the resource type </text:span><text:span text:style-name="Source_20_Text"><text:span text:style-name="T4">kubernetes_namespace i</text:span></text:span><text:span text:style-name="T4">n </text:span><text:span text:style-name="Source_20_Text"><text:span text:style-name="T4">kube.tf </text:span></text:span><text:span text:style-name="T4">file within the same directory?</text:span></text:p>
      <text:p text:style-name="P1"/>
      <text:p text:style-name="P6">resource "local_file" "data" {</text:p>
      <text:p text:style-name="P6">filename = "/root/k8s.txt"</text:p>
      <text:p text:style-name="P6">content = "kubernetes the hard way!"</text:p>
      <text:p text:style-name="P6">}</text:p>
      <text:p text:style-name="P6"/>
      <text:p text:style-name="P6">resource "kubernetes_namespace" "dev" {</text:p>
      <text:p text:style-name="P6">metadata {</text:p>
      <text:p text:style-name="P6">name = "development"</text:p>
      <text:p text:style-name="P6">}</text:p>
      <text:p text:style-name="P6">}</text:p>
      <text:p text:style-name="P8"/>
      <text:p text:style-name="P3">dev</text:p>
      <text:p text:style-name="P3"/>
      <text:p text:style-name="Text_20_body"><text:soft-page-break/><text:span text:style-name="T4">Let's get some more practice! Now navigate to the directory path </text:span><text:span text:style-name="Source_20_Text"><text:span text:style-name="T4">/root/terraform-projects/provider-a</text:span></text:span><text:span text:style-name="T4">. Create a configuration file called </text:span><text:span text:style-name="Source_20_Text"><text:span text:style-name="T4">code.tf</text:span></text:span><text:span text:style-name="T4">.</text:span></text:p>
      <text:p text:style-name="Text_20_body"><text:span text:style-name="T4">Using the </text:span><text:span text:style-name="Source_20_Text"><text:span text:style-name="T4">local_file </text:span></text:span><text:span text:style-name="T4">resource type, write the resource block with the below requirements into the file:</text:span></text:p>
      <text:p text:style-name="Text_20_body"><text:span text:style-name="T4">Resource name = </text:span><text:span text:style-name="Source_20_Text"><text:span text:style-name="T4">iac_code</text:span></text:span><text:span text:style-name="T4"><text:line-break/>File name = </text:span><text:span text:style-name="Source_20_Text"><text:span text:style-name="T4">/opt/practice</text:span></text:span><text:span text:style-name="T4"><text:line-break/>Content = </text:span><text:span text:style-name="Source_20_Text"><text:span text:style-name="T4">Setting up infrastructure as code</text:span></text:span></text:p>
      <text:p text:style-name="Text_20_body"><text:span text:style-name="T4">When ready, only run the </text:span><text:span text:style-name="Source_20_Text"><text:span text:style-name="T4">terraform init </text:span></text:span><text:span text:style-name="T4">command, we will run the </text:span><text:span text:style-name="Source_20_Text"><text:span text:style-name="T4">terraform apply </text:span></text:span><text:span text:style-name="T4">command later on.</text:span></text:p>
      <text:p text:style-name="P6">resource "local_file" "iac_code" {</text:p>
      <text:p text:style-name="P6">filename = "/opt/practice"</text:p>
      <text:p text:style-name="P6">content = "Setting up infrastructure as code"</text:p>
      <text:p text:style-name="P6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3T22:57:37.722016176</meta:creation-date>
    <dc:date>2024-04-23T23:10:14.237294954</dc:date>
    <meta:editing-duration>PT12M31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7" meta:paragraph-count="47" meta:word-count="363" meta:character-count="2480" meta:non-whitespace-character-count="2153"/>
  </office:meta>
</office:document-meta>
</file>